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22pt" officeooo:rsid="00120a33" officeooo:paragraph-rsid="00120a33" style:font-size-asian="19.25pt" style:font-size-complex="22pt"/>
    </style:style>
    <style:style style:name="P2" style:family="paragraph" style:parent-style-name="Text_20_body">
      <style:text-properties fo:font-size="24pt" officeooo:rsid="0012491b" officeooo:paragraph-rsid="0012491b" style:font-size-asian="21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irst we create ssh key</text:p>
      <text:p text:style-name="P1">1.first create dir </text:p>
      <text:p text:style-name="P1">2.cd ~/.ssh/</text:p>
      <text:p text:style-name="P1">3.cd -</text:p>
      <text:p text:style-name="P1">4.cd -</text:p>
      <text:p text:style-name="P1">5.ls</text:p>
      <text:p text:style-name="P1">6. ssh-keygen</text:p>
      <text:p text:style-name="P1">7.again ls jisme hamri pub-rsa or id_rsa.pub</text:p>
      <text:p text:style-name="P1">8.cat id_rsa.pub eske bad jo bhi aaye usko copy karna hai uske liye commond hai</text:p>
      <text:p text:style-name="P1">9.gedit id_rsa.pub</text:p>
      <text:p text:style-name="P1">now finally ssh key generate</text:p>
      <text:p text:style-name="Title">clone method </text:p>
      <text:p text:style-name="P2">1.cd -</text:p>
      <text:p text:style-name="P2">2.git clone url ssh key vala</text:p>
      <text:p text:style-name="P2">3.ls karke dekhte hai</text:p>
      <text:p text:style-name="P2">4.cd folder name</text:p>
      <text:p text:style-name="P2">5.cd ..</text:p>
      <text:p text:style-name="P2">6.ls</text:p>
      <text:p text:style-name="P2"><text:soft-page-break/>7git status </text:p>
      <text:p text:style-name="P2">8.la-la</text:p>
      <text:p text:style-name="P2">9.git status</text:p>
      <text:p text:style-name="Title">git commit</text:p>
      <text:p text:style-name="P2">1.git remote -v they will tell the location ot clone</text:p>
      <text:p text:style-name="P2">2.echo “raj” &gt;git.txt file name2</text:p>
      <text:p text:style-name="P2">3.git add git.txt</text:p>
      <text:p text:style-name="P2">4.git status</text:p>
      <text:p text:style-name="P2">5.git commit -m ‘add to ner file ‘</text:p>
      <text:p text:style-name="P2">6.git push</text:p>
      <text:p text:style-name="P2">finally we push the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09:45:46.490817588</meta:creation-date>
    <dc:date>2022-11-22T10:44:15.653345389</dc:date>
    <meta:editing-duration>PT8M1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108" meta:character-count="569" meta:non-whitespace-character-count="487"/>
  </office:meta>
</office:document-meta>
</file>